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635f" officeooo:paragraph-rsid="0015635f"/>
    </style:style>
    <style:style style:name="P2" style:family="paragraph" style:parent-style-name="Standard">
      <style:text-properties officeooo:rsid="0015bafa" officeooo:paragraph-rsid="0015bafa"/>
    </style:style>
    <style:style style:name="T1" style:family="text">
      <style:text-properties officeooo:rsid="0015ba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Kamera Messungen</text:p>
      <text:p text:style-name="P1"/>
      <text:p text:style-name="P1">2) Farberkennung</text:p>
      <text:p text:style-name="P1">Mit Hilfe der Messwerte aus der Aufgabe 1<text:span text:style-name="T1">)</text:span> haben wir ein Programm geschrieben mit dem der Roboter in der Lage sein sollte, die drei Farben Rot, Blau und Grün zu unterscheiden. Wie aus den Messwerten hervorgeht, <text:span text:style-name="T1">ist der Grünanteil in unserem “Grün” geringer als der Blauanteil in unserem “Blau” oder der Rotanteil in unserem “Rot”</text:span>. Deshalb hatten wir am meisten Probleme den Bereich “Grün” festzulegen.</text:p>
      <text:p text:style-name="P2">Allerdings mussten wir feststellen, dass wir nicht einfach unsere Messungen aus Aufgabe 1) verwenden konnten. Wir haben die Aufgabe 1) an einem anderen Tag bearbeitet als die anderen beiden, dies könnte eine mögliche Ursache dafür sein. Und zwar mussten wir die bei 10cm Abstand gemessenen Werte oder sogar noch tiefere untere Schranken verwenden, damit der Roboter die Farben bei einem deutlich geringeren Abstand als 10cm erkannte.</text:p>
      <text:p text:style-name="P1"/>
      <text:p text:style-name="P1">3) Farberkennung (Explor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17:19:06.866334030</meta:creation-date>
    <dc:date>2015-03-24T17:43:30.781009337</dc:date>
    <meta:editing-duration>PT9M13S</meta:editing-duration>
    <meta:editing-cycles>1</meta:editing-cycles>
    <meta:document-statistic meta:table-count="0" meta:image-count="0" meta:object-count="0" meta:page-count="1" meta:paragraph-count="5" meta:word-count="139" meta:character-count="896" meta:non-whitespace-character-count="762"/>
    <meta:generator>LibreOffice/4.2.7.2$Linux_X86_64 LibreOffice_project/420m0$Build-2</meta:generator>
  </office:meta>
</office:document-meta>
</file>